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9.961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co16" style:family="table-column">
      <style:table-column-properties fo:break-before="auto" style:column-width="1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</table:table-row>
        <table:table-row table:style-name="ro1"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</table:table-row>
        <table:table-row table:style-name="ro1"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</table:table-row>
        <table:table-row table:style-name="ro1"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</table:table-row>
        <table:table-row table:style-name="ro1"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</table:table-row>
        <table:table-row table:style-name="ro1"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</table:table-row>
        <table:table-row table:style-name="ro1"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</table:table-row>
        <table:table-row table:style-name="ro1"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1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い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</table:table-row>
        <table:table-row table:style-name="ro1"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</table:table-row>
        <table:table-row table:style-name="ro1"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</table:table-row>
        <table:table-row table:style-name="ro1"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  <table:table-row table:style-name="ro2"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</table:table-row>
        <table:table-row table:style-name="ro2"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</table:table-row>
        <table:table-row table:style-name="ro2"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</table:table-row>
      </table:table>
      <table:table table:name="土曜日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00/00/00</text:date>, <text:time style:data-style-name="N2" text:time-value="19:50:20.30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7-07T20:23:14.909000000</dc:date>
    <meta:editing-duration>PT8H4M18S</meta:editing-duration>
    <meta:editing-cycles>261</meta:editing-cycles>
    <meta:generator>LibreOffice/6.4.4.2$Windows_X86_64 LibreOffice_project/3d775be2011f3886db32dfd395a6a6d1ca2630ff</meta:generator>
    <meta:document-statistic meta:table-count="7" meta:cell-count="375" meta:object-count="0"/>
  </office:meta>
</office:document-meta>
</file>